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 Case 1 Registrering av klubbadministratör</text:h>
      <text:p text:style-name="Standard"/>
      <text:p text:style-name="Standard">Finner det något oklart hur systemadministratören bjuder in en klubbadministratör. Görs det genom sidan eller hur är det tänkt? Utveckla gärna. Hade gärna sett att t.ex. Systemadministratörerna i systemet skrivit in mailen i systemet och att det därefter gått ut en inbjudan som systemet på något sätt kanske kunde generera?</text:p>
      <text:p text:style-name="Standard"/>
      <text:p text:style-name="Standard"/>
      <text:h text:style-name="Heading_20_2" text:outline-level="2">Use Case 2 Registrering av lagadministratör</text:h>
      <text:p text:style-name="Standard"/>
      <text:p text:style-name="Standard">Även här är det lite oklart hur inbjudan av lagadministratörer sker. Använder vi systemet eller hur går vi tillväga. Se frågeställningen kring Use Case 1.</text:p>
      <text:p text:style-name="Standard"/>
      <text:h text:style-name="Heading_20_2" text:outline-level="2">Use Case 3</text:h>
      <text:p text:style-name="Standard"/>
      <text:p text:style-name="Standard">Här hade jag gärna sett processen av att tilldela ett tidsevent hade skett automatiskt. T.ex att det triggas en vecka, månad eller annan godtycklig tid innan träffen sker utan att Per manuellt ska behöva lägga på ett tidsevent. </text:p>
      <text:p text:style-name="Standard"/>
      <text:p text:style-name="Standard"/>
      <text:h text:style-name="Heading_20_1" text:outline-level="1">Övrigt</text:h>
      <text:p text:style-name="Text_20_body">Känns som dina use cases förutom mina små frågor ovan är genomtänkta och kompletta. Tycker de stämmer väl överens med det system vi vill utveckla.</text:p>
      <text:p text:style-name="Text_20_body"/>
      <text:p text:style-name="Text_20_body"/>
      <text:p text:style-name="Text_20_body">MVH </text:p>
      <text:p text:style-name="Text_20_body">Robin Karlsson</text:p>
      <text:p text:style-name="Text_20_body">“K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pkn </meta:initial-creator>
    <meta:creation-date>2014-12-04T14:30:11.346007809</meta:creation-date>
    <dc:date>2014-12-04T15:05:25.528899336</dc:date>
    <dc:creator>rpkn </dc:creator>
    <meta:editing-duration>PT35M1S</meta:editing-duration>
    <meta:editing-cycles>2</meta:editing-cycles>
    <meta:generator>OpenOffice/4.1.1$Unix OpenOffice.org_project/411m6$Build-9775</meta:generator>
    <meta:document-statistic meta:table-count="0" meta:image-count="0" meta:object-count="0" meta:page-count="1" meta:paragraph-count="11" meta:word-count="159" meta:character-count="980"/>
  </office:meta>
</office:document-meta>
</file>